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75cm" fo:min-width="5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0.666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81cm" svg:stroke-color="#ff3333" draw:marker-start-width="0.321cm" draw:marker-end-width="0.321cm" draw:fill="none" draw:fill-color="#ffffff" fo:min-height="0.666cm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horizontal-align="justify" draw:textarea-vertical-align="middle" draw:auto-grow-height="false" fo:min-height="14.75cm" fo:min-width="27.5cm" fo:padding-top="0.165cm" fo:padding-bottom="0.165cm" fo:padding-left="0.29cm" fo:padding-right="0.29cm"/>
    </style:style>
    <style:style style:name="gr10" style:family="graphic" style:parent-style-name="standard">
      <style:graphic-properties svg:stroke-color="#ffffff" draw:fill="none" draw:textarea-horizontal-align="justify" draw:textarea-vertical-align="middle" draw:auto-grow-height="false" fo:min-height="14.25cm" fo:min-width="24cm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style:paragraph-properties fo:text-align="center"/>
      <style:text-properties style:font-name="Times New Roman"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cm" svg:height="3cm" svg:x="10cm" svg:y="5cm">
          <text:p text:style-name="P1">Element 1</text:p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cm" svg:height="3cm" svg:x="19cm" svg:y="5cm">
          <text:p text:style-name="P1">Element 2</text:p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cm" svg:height="3cm" svg:x="14.5cm" svg:y="12cm">
          <text:p text:style-name="P1">Oil Pump</text:p>
          <text:p text:style-name="P1">C6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cm" svg:height="3cm" svg:x="1.5cm" svg:y="5cm">
          <text:p text:style-name="P1">Motor</text:p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cm" svg:height="2cm" svg:x="3.5cm" svg:y="9cm">
          <text:p text:style-name="P1">N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cm" svg:height="2cm" svg:x="16.5cm" svg:y="4cm">
          <text:p text:style-name="P1">P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9cm" svg:y1="6cm" svg:x2="29cm" svg:y2="8.5cm">
          <text:p/>
        </draw:line>
        <draw:line draw:style-name="gr3" draw:text-style-name="P1" draw:layer="layout" svg:x1="10cm" svg:y1="19cm" svg:x2="13cm" svg:y2="19cm">
          <text:p/>
        </draw:line>
        <draw:line draw:style-name="gr4" draw:text-style-name="P1" draw:layer="layout" svg:x1="2cm" svg:y1="2.5cm" svg:x2="6.5cm" svg:y2="2.5cm">
          <text:p/>
        </draw:line>
        <draw:frame draw:style-name="gr5" draw:text-style-name="P2" draw:layer="layout" svg:width="4.5cm" svg:height="0.916cm" svg:x="2cm" svg:y="1.5cm">
          <draw:text-box>
            <text:p text:style-name="P1"><text:span text:style-name="T1">Mechanical Drive</text:span></text:p>
          </draw:text-box>
        </draw:frame>
        <draw:connector draw:style-name="gr6" draw:text-style-name="P1" draw:layer="layout" draw:type="line" svg:x1="7.5cm" svg:y1="6.5cm" svg:x2="10cm" svg:y2="6.5cm" draw:start-shape="id1" draw:start-glue-point="1" draw:end-shape="id2" draw:end-glue-point="3" svg:d="M7500 6500h2500" svg:viewBox="0 0 2501 1">
          <text:p/>
        </draw:connector>
        <draw:connector draw:style-name="gr6" draw:text-style-name="P1" draw:layer="layout" draw:type="line" svg:x1="16cm" svg:y1="6.5cm" svg:x2="19cm" svg:y2="6.5cm" draw:start-shape="id2" draw:start-glue-point="1" draw:end-shape="id3" draw:end-glue-point="3" svg:d="M16000 6500h3000" svg:viewBox="0 0 3001 1">
          <text:p/>
        </draw:connector>
        <draw:connector draw:style-name="gr6" draw:text-style-name="P1" draw:layer="layout" draw:type="line" svg:x1="4.5cm" svg:y1="8cm" svg:x2="4.5cm" svg:y2="9cm" draw:start-shape="id1" draw:start-glue-point="2" draw:end-shape="id4" draw:end-glue-point="4" svg:d="M4500 8000v1000" svg:viewBox="0 0 1 1001">
          <text:p/>
        </draw:connector>
        <draw:connector draw:style-name="gr7" draw:text-style-name="P1" draw:layer="layout" svg:x1="14.5cm" svg:y1="13.5cm" svg:x2="13cm" svg:y2="8cm" draw:start-shape="id5" draw:start-glue-point="3" draw:end-shape="id2" draw:end-glue-point="2" svg:d="M14500 13500h-1500v-5500" svg:viewBox="0 0 1501 5501">
          <text:p/>
        </draw:connector>
        <draw:connector draw:style-name="gr7" draw:text-style-name="P1" xml:id="id6" draw:id="id6" draw:layer="layout" draw:line-skew="-1.499cm" svg:x1="13cm" svg:y1="5cm" svg:x2="22cm" svg:y2="5cm" draw:start-shape="id2" draw:start-glue-point="0" draw:end-shape="id3" svg:d="M13000 5000v-2040h9000v2040" svg:viewBox="0 0 9001 2041">
          <text:p/>
        </draw:connector>
        <draw:connector draw:style-name="gr7" draw:text-style-name="P1" draw:layer="layout" svg:x1="22cm" svg:y1="8cm" svg:x2="20.5cm" svg:y2="13.5cm" draw:start-shape="id3" draw:start-glue-point="2" draw:end-shape="id5" draw:end-glue-point="1" svg:d="M22000 8000v5500h-1500" svg:viewBox="0 0 1501 5501">
          <text:p/>
        </draw:connector>
        <draw:line draw:style-name="gr7" draw:text-style-name="P1" draw:layer="layout" svg:x1="2cm" svg:y1="14cm" svg:x2="6.5cm" svg:y2="14cm">
          <text:p/>
        </draw:line>
        <draw:frame draw:style-name="gr8" draw:text-style-name="P2" draw:layer="layout" svg:width="4.5cm" svg:height="0.916cm" svg:x="2cm" svg:y="13cm">
          <draw:text-box>
            <text:p text:style-name="P1"><text:span text:style-name="T1">Oil</text:span></text:p>
          </draw:text-box>
        </draw:frame>
        <draw:connector draw:style-name="gr6" draw:text-style-name="P1" draw:layer="layout" svg:x1="17.5cm" svg:y1="2.96cm" svg:x2="17.5cm" svg:y2="4cm" draw:start-shape="id6" draw:start-glue-point="0" draw:end-shape="id7" draw:end-glue-point="4" svg:d="M17500 2960v1040" svg:viewBox="0 0 1 1041">
          <text:p/>
        </draw:connector>
        <draw:custom-shape draw:style-name="gr9" draw:text-style-name="P1" draw:layer="layout" svg:width="28cm" svg:height="15cm" svg:x="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4.5cm" svg:height="14.5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7T09:14:45.989000000</meta:creation-date>
    <dc:date>2015-11-30T17:13:42.170000000</dc:date>
    <dc:creator>Seán Hayes</dc:creator>
    <meta:editing-duration>PT1H25M29S</meta:editing-duration>
    <meta:editing-cycles>8</meta:editing-cycles>
    <meta:generator>LibreOffice/4.3.0.4$Windows_x86 LibreOffice_project/62ad5818884a2fc2e5780dd45466868d41009ec0</meta:generator>
    <meta:printed-by>Seán Hayes</meta:printed-by>
    <meta:print-date>2015-08-27T10:12:38.420000000</meta:print-date>
    <meta:document-statistic meta:object-count="21"/>
  </office:meta>
</office:document-meta>
</file>